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953f38" officeooo:paragraph-rsid="001c3a04"/>
    </style:style>
    <style:style style:name="P2" style:family="paragraph" style:parent-style-name="Standard">
      <style:text-properties officeooo:rsid="0086925c" officeooo:paragraph-rsid="001c3a04"/>
    </style:style>
    <style:style style:name="P3" style:family="paragraph" style:parent-style-name="Standard">
      <style:text-properties officeooo:rsid="008831b5" officeooo:paragraph-rsid="001c3a04"/>
    </style:style>
    <style:style style:name="P4" style:family="paragraph" style:parent-style-name="Standard">
      <style:text-properties style:font-name="Dudu Cyryllic" officeooo:rsid="008831b5" officeooo:paragraph-rsid="001c3a04"/>
    </style:style>
    <style:style style:name="P5" style:family="paragraph" style:parent-style-name="Standard">
      <style:text-properties style:font-name="Dudu Cyryllic" officeooo:rsid="0089a993" officeooo:paragraph-rsid="001c3a04"/>
    </style:style>
    <style:style style:name="P6" style:family="paragraph" style:parent-style-name="Standard">
      <style:text-properties style:font-name="Dudu Cyryllic" officeooo:rsid="008fc31c" officeooo:paragraph-rsid="001c3a04"/>
    </style:style>
    <style:style style:name="P7" style:family="paragraph" style:parent-style-name="Standard">
      <style:text-properties style:font-name="Dudu Cyryllic" officeooo:rsid="00953f38" officeooo:paragraph-rsid="001c3a04"/>
    </style:style>
    <style:style style:name="P8" style:family="paragraph" style:parent-style-name="Standard">
      <style:text-properties style:font-name="Liberation Serif" fo:font-style="italic" officeooo:rsid="008831b5" officeooo:paragraph-rsid="001c3a04" style:font-style-asian="italic" style:font-style-complex="italic"/>
    </style:style>
    <style:style style:name="P9" style:family="paragraph" style:parent-style-name="Standard">
      <style:text-properties style:font-name="Liberation Serif" fo:font-style="italic" officeooo:rsid="0089a993" officeooo:paragraph-rsid="001c3a04" style:font-style-asian="italic" style:font-style-complex="italic"/>
    </style:style>
    <style:style style:name="P10" style:family="paragraph" style:parent-style-name="Standard">
      <style:text-properties style:font-name="Liberation Serif" fo:font-style="italic" officeooo:rsid="0088a1f2" officeooo:paragraph-rsid="001c3a04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8fc31c" officeooo:paragraph-rsid="001c3a04" style:font-style-asian="italic" style:font-style-complex="italic"/>
    </style:style>
    <style:style style:name="P12" style:family="paragraph" style:parent-style-name="Standard">
      <style:text-properties style:font-name="Liberation Serif" fo:font-style="italic" officeooo:rsid="008eb23c" officeooo:paragraph-rsid="001c3a04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953f38" officeooo:paragraph-rsid="001c3a04" style:font-style-asian="italic" style:font-style-complex="italic"/>
    </style:style>
    <style:style style:name="P14" style:family="paragraph" style:parent-style-name="Standard">
      <style:text-properties officeooo:rsid="0088a1f2" officeooo:paragraph-rsid="001c3a04"/>
    </style:style>
    <style:style style:name="P15" style:family="paragraph" style:parent-style-name="Standard">
      <style:text-properties officeooo:rsid="0089a993" officeooo:paragraph-rsid="001c3a04"/>
    </style:style>
    <style:style style:name="P16" style:family="paragraph" style:parent-style-name="Standard">
      <style:text-properties officeooo:rsid="008b8861" officeooo:paragraph-rsid="001c3a04"/>
    </style:style>
    <style:style style:name="P17" style:family="paragraph" style:parent-style-name="Standard">
      <style:text-properties officeooo:rsid="008ccb99" officeooo:paragraph-rsid="001c3a04"/>
    </style:style>
    <style:style style:name="P18" style:family="paragraph" style:parent-style-name="Standard">
      <style:text-properties officeooo:rsid="008dc2b0" officeooo:paragraph-rsid="001c3a04"/>
    </style:style>
    <style:style style:name="P19" style:family="paragraph" style:parent-style-name="Standard">
      <style:text-properties officeooo:rsid="008eb23c" officeooo:paragraph-rsid="001c3a04"/>
    </style:style>
    <style:style style:name="P20" style:family="paragraph" style:parent-style-name="Standard">
      <style:text-properties officeooo:rsid="009025f4" officeooo:paragraph-rsid="001c3a04"/>
    </style:style>
    <style:style style:name="P21" style:family="paragraph" style:parent-style-name="Standard">
      <style:text-properties officeooo:rsid="00912724" officeooo:paragraph-rsid="001c3a04"/>
    </style:style>
    <style:style style:name="P22" style:family="paragraph" style:parent-style-name="Standard">
      <style:text-properties officeooo:rsid="009138d9" officeooo:paragraph-rsid="001c3a04"/>
    </style:style>
    <style:style style:name="P23" style:family="paragraph" style:parent-style-name="Standard">
      <style:text-properties officeooo:rsid="0092cdcb" officeooo:paragraph-rsid="001c3a04"/>
    </style:style>
    <style:style style:name="P24" style:family="paragraph" style:parent-style-name="Standard">
      <style:text-properties officeooo:rsid="0093dd13" officeooo:paragraph-rsid="001c3a04"/>
    </style:style>
    <style:style style:name="P25" style:family="paragraph" style:parent-style-name="Standard">
      <style:text-properties officeooo:rsid="0093b9a5" officeooo:paragraph-rsid="001c3a04"/>
    </style:style>
    <style:style style:name="P26" style:family="paragraph" style:parent-style-name="Heading_20_2">
      <style:paragraph-properties fo:text-align="center" style:justify-single-word="false"/>
      <style:text-properties officeooo:rsid="00d8b05b" officeooo:paragraph-rsid="001c3a04"/>
    </style:style>
    <style:style style:name="T1" style:family="text">
      <style:text-properties officeooo:rsid="02ec5841"/>
    </style:style>
    <style:style style:name="T2" style:family="text">
      <style:text-properties officeooo:rsid="00d8b05b"/>
    </style:style>
    <style:style style:name="T3" style:family="text">
      <style:text-properties officeooo:rsid="0088a1f2"/>
    </style:style>
    <style:style style:name="T4" style:family="text">
      <style:text-properties officeooo:rsid="00ed689e"/>
    </style:style>
    <style:style style:name="T5" style:family="text">
      <style:text-properties officeooo:rsid="00941248"/>
    </style:style>
    <style:style style:name="T6" style:family="text">
      <style:text-properties officeooo:rsid="02eaaa21"/>
    </style:style>
    <style:style style:name="T7" style:family="text">
      <style:text-properties officeooo:rsid="008ccb99"/>
    </style:style>
    <style:style style:name="T8" style:family="text">
      <style:text-properties officeooo:rsid="00ee7622"/>
    </style:style>
    <style:style style:name="T9" style:family="text">
      <style:text-properties officeooo:rsid="008fc31c"/>
    </style:style>
    <style:style style:name="T10" style:family="text">
      <style:text-properties officeooo:rsid="009025f4"/>
    </style:style>
    <style:style style:name="T11" style:family="text">
      <style:text-properties officeooo:rsid="0093dd13"/>
    </style:style>
    <style:style style:name="T12" style:family="text">
      <style:text-properties officeooo:rsid="00eea20f"/>
    </style:style>
    <style:style style:name="T13" style:family="text">
      <style:text-properties officeooo:rsid="00912724"/>
    </style:style>
    <style:style style:name="T14" style:family="text">
      <style:text-properties officeooo:rsid="00d9c359"/>
    </style:style>
    <style:style style:name="T15" style:family="text">
      <style:text-properties officeooo:rsid="00953f38"/>
    </style:style>
    <style:style style:name="T16" style:family="text">
      <style:text-properties officeooo:rsid="0096f8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2"/>
      <text:p text:style-name="P2"/>
      <text:p text:style-name="P3">В начале зимы у меня почему-то стала отшелушиваться кожа на кистях рук. В одном месте взбугриться — потянешь и снимается целый клочок. Я никому не рассказывал и за пару дней снял всю, как перчатки, а внизу оказалась новая.</text:p>
      <text:p text:style-name="P4"/>
      <text:p text:style-name="P8"><text:span text:style-name="T2">(...н</text:span>е знаю какое есть научное объяснение такому явлению, но по-моему всё из-за книги, которую я видел на полках в библиотеке части. </text:p>
      <text:p text:style-name="P8">Она называлась «Человек меняет кожу». <text:s/>Я не брал её читать, но название запомнилось и, будучи впечатлительным ребёнком, <text:span text:style-name="T3">проверил на себе возможность такого обмена...)</text:span></text:p>
      <text:p text:style-name="P8"/>
      <text:p text:style-name="P14">У меня всегда были две ахиллесовых пяты — наивность и впечатлительность.</text:p>
      <text:p text:style-name="P15">Один раз меня до того впечатлила песня с пластинки на 33 оборота, что я захотел непременно переписать её слова, <text:span text:style-name="T4">хотя она была на иностранном языке</text:span>. К сожалению, дальше начальной строки дело не пошло, да и та никак не поддавалась. Один раз крутишь <text:span text:style-name="T4">пластинку</text:span> — <text:span text:style-name="T4">слышится</text:span> «эссо лацмадэри», второй раз — «эссо дазмадери». Но ведь так не бывает, чтобы пластинка меняла слова. Так и остался проект незавершённым.</text:p>
      <text:p text:style-name="P5"/>
      <text:p text:style-name="P9"><text:span text:style-name="T2">(...с</text:span>пустя годы я снова встретил и узнал эту песню, <text:span text:style-name="T5">когда Луи Армстронг запел:</text:span></text:p>
      <text:p text:style-name="P9">-Yes, sir, that's my lady...<text:span text:style-name="T2">)</text:span></text:p>
      <text:p text:style-name="P10"/>
      <text:p text:style-name="P16">Каток через дорогу с самого начала предназначался для игры в хоккей, поэтому его окружал борт из плотно сбитых досок, а <text:span text:style-name="T2">по концам </text:span>пол<text:span text:style-name="T2">я</text:span> <text:span text:style-name="T6">поставили</text:span> хоккейны<text:span text:style-name="T4">е</text:span> ворот<text:span text:style-name="T4">а</text:span>. </text:p>
      <text:p text:style-name="P16">После снегопадов поле расчищали <text:span text:style-name="T7">парой широких металлических щитов, которые в одиночку и не потолкаешь. </text:span></text:p>
      <text:p text:style-name="P17">Снег сдвигали к противоположному от раздевалки борту, а там уже шли в ход большие снеговые лопаты из фанеры, чтоб выбросить его с <text:span text:style-name="T4">катка</text:span>.</text:p>
      <text:p text:style-name="P17">Поэтому за дальним бортом получились снеговые залежи <text:span text:style-name="T4">вдвое </text:span>выше <text:span text:style-name="T4">н</text:span>его<text:span text:style-name="T6">самого</text:span>. И в тех снеговых горах дети прорыли длинные туннели с разветвлениями, как на моих схемах тайного убежища. </text:p>
      <text:p text:style-name="P17">По вечерам мы там играли в прятки в чернильной темноте, потому что освещение <text:span text:style-name="T4">направлялось</text:span> только на каток.</text:p>
      <text:p text:style-name="P18">А если в тоннеле посветить фонариком, <text:span text:style-name="T2">проступали</text:span> белые оледенелые стены с искорками.</text:p>
      <text:p text:style-name="P18"/>
      <text:p text:style-name="P18">Школьная четверть заканчивалась и год тоже кончался. </text:p>
      <text:p text:style-name="P18">На отрывном календаре рядом с кухонным окном почти не осталось листиков под его чёрным блестящим корешком.</text:p>
      <text:p text:style-name="P18">В отрывном календаре столько листков, сколько дней в году. Листки небольшие — размером с ладонь, но в начале года их много и календарь такой пухлый, солидненький.</text:p>
      <text:p text:style-name="P18">Каждый день из него отрывают один листок, где написано какое это число и <text:span text:style-name="T4">какой </text:span>день недели, а также в котором часу встаёт и заходит солнце и какая идёт фаза луны. </text:p>
      <text:p text:style-name="P18">В центре листка портрет кого-нибудь из членов Политбюро ЦК КПСС, у ко<text:span text:style-name="T4">торо</text:span>го день рождения в этот день, или кого-нибудь из героев Гражданской и Отечественной войны. </text:p>
      <text:p text:style-name="P18">На оборотной стороне ихние биографии, но коротко, потому что листок-то маленький. </text:p>
      <text:p text:style-name="P19">Иногда бывает кроссворд или число красного цвета, значит этот день праздник — Первомай, <text:span text:style-name="T8">годовщина </text:span>Октябрьской революции или <text:span text:style-name="T8">день </text:span>Конституции. </text:p>
      <text:p text:style-name="P19">Но потом мама стала покупать женские отрывные календари, там вместо портретов картинки <text:s/>берёзок, а на обороте швейные выкройки, рецепты пирогов и всякие полезные советы.</text:p>
      <text:p text:style-name="P19">В одном из них я вычитал как отучить вашего мужа от склонности к выпивке. </text:p>
      <text:p text:style-name="P19">Надо подсыпать в вино жжёную пробку и угостить его перед приходом гостей. Когда гости соберутся, пробка начнёт оказывать своё действие и пьяница не сможет удерживать газы в <text:soft-page-break/>животе. Он будет пукать, ему станет стыдно перед гостями и он отучится от своей привычки к спиртному. </text:p>
      <text:p text:style-name="P19">Я поделился этим способом с мамой, потому что она иногда ругалась с папой, что он много выпивает. Однако, мама отказалась использовать этот совет. </text:p>
      <text:p text:style-name="P6"/>
      <text:p text:style-name="P11"><text:span text:style-name="T2">(...т</text:span>огда я не понял — вроде, жаловалась, а не хочет избавиться от причины раздоров.</text:p>
      <text:p text:style-name="P12"><text:span text:style-name="T9">Когда я вырос, то понял маму, но теперь</text:span> <text:span text:style-name="T9">уже не понимаю: как можно печатать такой идиотизм?</text:span></text:p>
      <text:p text:style-name="P11"><text:span text:style-name="T10">Видно моё п</text:span>онимание — как тот журавль на топком болоте: шею вытащит — крыло увязло, крыло вызволит, <text:s/><text:span text:style-name="T10">ан </text:span>—<text:span text:style-name="T10"> </text:span>нога <text:span text:style-name="T10">застряла</text:span>...<text:span text:style-name="T2">)</text:span></text:p>
      <text:p text:style-name="P11"/>
      <text:p text:style-name="P20">За неделю до каникул классная руководительница объявила, что на школьном Новогоднем вечере состоится конкурс на лучший <text:span text:style-name="T11">маскарадный</text:span> костюм, нам нужно постараться и победить в нём.</text:p>
      <text:p text:style-name="P20">Конечно же, меня воспламенила поставленная задача и тут же осенила идея неотразимого костюма — никаких медведей или роботов, я переоденусь цыганкой!</text:p>
      <text:p text:style-name="P20">Мама засмеялась услышав мои планы, но пообещала помочь с костюмом, у неё ведь <text:span text:style-name="T12">есть </text:span>связи <text:span text:style-name="T12">в</text:span> танцевальной самодеятельност<text:span text:style-name="T12">и</text:span>.</text:p>
      <text:p text:style-name="P20">На мои осторожные расспросы в классе кто что готовит для конкурса, друзья одинаково отвечали, что <text:span text:style-name="T13">никаких маскарадных костюмов никто не приготовит, все придут в обычном виде.</text:span></text:p>
      <text:p text:style-name="P21">Меня такая перспектива подавляла — ведь <text:span text:style-name="T12">на </text:span>Новый год всё должно быть как в кино «Карнавальная ночь», чтоб серпантин летал и конфетти кружилось. </text:p>
      <text:p text:style-name="P21">А может это просто ненужная паника, как перед сеансом «Трёх Мушкетёров», который всё же состоялся? </text:p>
      <text:p text:style-name="P21">Ну, а если приятели придут в своих, <text:span text:style-name="T11">а</text:span> не <text:span text:style-name="T11">маскарадны</text:span>х костюмах, то есть же и другие ребята, особенно старшеклассники, на которых можно надеяться.</text:p>
      <text:p text:style-name="P21"/>
      <text:p text:style-name="P21">Мама сделала мне маску как у Мистера Икс, только бархатную и с чёрной же сеточкой до середины лица. </text:p>
      <text:p text:style-name="P21">Теперь меня никто не узнает, потому что из самодеятельности она принесла настоящий парик с длинной чёрной косой до пояса, красную юбку, блузку и шаль.</text:p>
      <text:p text:style-name="P21">Когда я переоделся в комнате родителей, она со своей новой подругой, что въехала на место Зиминых через площадку, хохотали до упаду.</text:p>
      <text:p text:style-name="P22">Потом они сказали, а вдруг меня кто-то пригласит на танец? Надо потренироваться. </text:p>
      <text:p text:style-name="P22">По их совету, я взял в руки стул и немного покружился с ним под пластинку с вальсом.</text:p>
      <text:p text:style-name="P22">Отсмеявшись, они сказали, что нужны женские туфли — мои не годятся.</text:p>
      <text:p text:style-name="P22">Туфли тоже нашлись, но на каблуке, <text:span text:style-name="T11">ведь</text:span> босоножки не зимняя обувь. </text:p>
      <text:p text:style-name="P22">Ходить на каблуках было очень неудобно, но мама сказала — терпи, казак, и тренируйся пока есть время.</text:p>
      <text:p text:style-name="P22"/>
      <text:p text:style-name="P22">За час до Новогоднего вечера мой карнавальный костюм был уложен в большую сумку и я пошёл в школу через тёмный, <text:span text:style-name="T12">почти ночной</text:span> лес.</text:p>
      <text:p text:style-name="P22">В школе я поднялся на второй этаж, где даже <text:span text:style-name="T12">и </text:span>свет не включали, и в одном из тёмных классов переоделся в свой <text:span text:style-name="T11">маскарадный </text:span>костюм. </text:p>
      <text:p text:style-name="P23">По лестнице я спускался держась за перила, потому что туфли на каблуках почти такая же мýка, как коньки.</text:p>
      <text:p text:style-name="P23">В вестибюле и коридорах первого этажа света тоже было маловато, но достаточно, чтобы увидеть — все ребята, даже старшеклассники пришли хоть не в школьной форме, но и не в карнавальном.</text:p>
      <text:p text:style-name="P23">Они стояли группками, или бегали туда-сюда и замолкали, когда я цокал каблуками мимо них по паркету, по плиткам вестибюля и снова по паркету. </text:p>
      <text:p text:style-name="P23"><text:soft-page-break/>А где же праздник-то? Где серпантин и конфетти?</text:p>
      <text:p text:style-name="P24">Пара старшеклассников пошушукались и подошли ко мне. Один сказал:</text:p>
      <text:p text:style-name="P24">- Погадаешь, цыганка?</text:p>
      <text:p text:style-name="P23"><text:span text:style-name="T11">Но тут появилась</text:span> школьная пионервожатая и позвала меня с собой в спортзал, потому что сейчас начнётся спектакль. <text:s/></text:p>
      <text:p text:style-name="P25">Зал оказался заставленным рядами сидений до самой ёлки и по сторонам от неё. </text:p>
      <text:p text:style-name="P25">Зря я кружил тот стул — танцев не будет.</text:p>
      <text:p text:style-name="P25">Она усадила меня посреди первого ряда перед сценой, отошла ненадолго и привела какую-то девочку в костюме Арлекино и в маске — такую же, как <text:span text:style-name="T14">и</text:span> я, дуру несчастную. </text:p>
      <text:p text:style-name="P25">Её посадили рядом со мной; больше ряженых не было.</text:p>
      <text:p text:style-name="P25">Занавес распахнулся и ученики девятого класса представили свою постановку Золушки. </text:p>
      <text:p text:style-name="P25">У них были хорошие костюмы, особенно мне понравился Шут в клетчатом колпаке.</text:p>
      <text:p text:style-name="P25">Спектакль закончился, все стали хлопать, а я понял, что сейчас даже Шут переоденется в пиджак и брюки.</text:p>
      <text:p text:style-name="P24">Я вышел из спортзала, поднялся в тёмный класс, где оставлял свою одежду, переоделся и сменил мучительные туфли на долгожданные валенки. Какое блаженное удобство!</text:p>
      <text:p text:style-name="P24">На выходе из школы я столкнулся с мамой и Наташей — они пришли полюбоваться <text:span text:style-name="T15">моим</text:span> маскарадным триумфом.</text:p>
      <text:p text:style-name="P24">Я коротко объяснил, что никакого карнавала нет и мы пошли домой всё тем же лесом. </text:p>
      <text:p text:style-name="P7"/>
      <text:p text:style-name="P13"><text:span text:style-name="T14">(...г</text:span>лавное — не оглядываться и память быстренько сделает своё дело — забудет <text:span text:style-name="T1">и затрёт </text:span>твои промахи, горести и боли. <text:s/></text:p>
      <text:p text:style-name="P13">Главное — смотреть вперёд, навстречу удовольствиям, удачам и праздникам...<text:span text:style-name="T14">)</text:span></text:p>
      <text:p text:style-name="P13"/>
      <text:p text:style-name="P1">А впереди ждали каникулы и целых семнадцать серий «Капитана Тэнкеша» по телевизору. </text:p>
      <text:p text:style-name="P1">В комнате родителей, как всегда, стояла ёлка под потолок, а <text:span text:style-name="T14">на </text:span>ней, среди блестящих игрушек, <text:span text:style-name="T16">конфеты «Батончики» и даже «Мишка в Лесу». </text:span><text:s/></text:p>
      <text:p text:style-name="P1">После провального <text:span text:style-name="T1">карнавала</text:span> жизнь снова улыбалас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8:34:04.842843143</meta:creation-date>
    <dc:date>2017-02-28T18:34:16.993597257</dc:date>
    <dc:creator>sehrguey </dc:creator>
    <meta:editing-duration>PT12S</meta:editing-duration>
    <meta:editing-cycles>1</meta:editing-cycles>
    <meta:document-statistic meta:table-count="0" meta:image-count="0" meta:object-count="0" meta:page-count="3" meta:paragraph-count="66" meta:word-count="1223" meta:character-count="7839" meta:non-whitespace-character-count="6628"/>
    <meta:generator>LibreOffice/4.3.3.2$Linux_x86 LibreOffice_project/430m0$Build-2</meta:generator>
  </office:meta>
</office:document-meta>
</file>